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ccb" officeooo:paragraph-rsid="00175ccb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75ccb" officeooo:paragraph-rsid="00175ccb"/>
    </style:style>
    <style:style style:name="P3" style:family="paragraph" style:parent-style-name="Standard">
      <style:text-properties officeooo:rsid="00190f75" officeooo:paragraph-rsid="00190f75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6" style:family="paragraph" style:parent-style-name="Standard">
      <style:text-properties fo:font-weight="bold" officeooo:rsid="00175ccb" officeooo:paragraph-rsid="00175ccb" style:font-weight-asian="bold" style:font-weight-complex="bold"/>
    </style:style>
    <style:style style:name="P7" style:family="paragraph" style:parent-style-name="Standard">
      <style:text-properties fo:font-weight="bold" officeooo:rsid="001d76b5" officeooo:paragraph-rsid="001d76b5" style:font-weight-asian="bold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style:font-size-asian="10pt"/>
    </style:style>
    <style:style style:name="P9" style:family="paragraph" style:parent-style-name="Standard">
      <style:text-properties fo:color="#000000" loext:opacity="100%" style:font-name="Monospace" fo:font-size="10pt" officeooo:rsid="00175ccb" officeooo:paragraph-rsid="00175ccb" style:font-size-asian="10pt"/>
    </style:style>
    <style:style style:name="P10" style:family="paragraph" style:parent-style-name="Standard">
      <style:text-properties fo:color="#000000" loext:opacity="100%" style:font-name="Monospace" fo:font-size="10pt" fo:font-weight="normal" officeooo:paragraph-rsid="001f3383" fo:background-color="#ffffff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font-weight="normal" officeooo:rsid="001fb553" officeooo:paragraph-rsid="001f3383" fo:background-color="#ffffff" style:font-size-asian="10pt"/>
    </style:style>
    <style:style style:name="P12" style:family="paragraph" style:parent-style-name="Standard">
      <style:text-properties fo:color="#000000" loext:opacity="100%" style:font-name="Monospace" fo:font-size="10pt" fo:font-weight="normal" officeooo:rsid="001d76b5" officeooo:paragraph-rsid="001d76b5" fo:background-color="#ffffff" style:font-size-asian="10pt" style:font-weight-asian="bold" style:font-weight-complex="bold"/>
    </style:style>
    <style:style style:name="P13" style:family="paragraph" style:parent-style-name="Standard">
      <style:paragraph-properties style:line-height-at-least="0.476cm"/>
      <style:text-properties fo:color="#000000" loext:opacity="100%" style:font-name="Droid Sans Mono" fo:font-size="9.75pt" fo:font-weight="normal" officeooo:rsid="001d76b5" officeooo:paragraph-rsid="001d76b5" fo:background-color="#ffffff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Droid Sans Mono" fo:font-size="9.75pt" fo:font-weight="normal" officeooo:rsid="001d76b5" officeooo:paragraph-rsid="001d76b5" fo:background-color="#ffffff" style:font-weight-asian="bold" style:font-weight-complex="bold"/>
    </style:style>
    <style:style style:name="P15" style:family="paragraph" style:parent-style-name="Standard">
      <style:text-properties fo:color="#000000" loext:opacity="100%" style:font-name="Droid Sans Mono" fo:font-size="9.75pt" fo:font-weight="normal" officeooo:paragraph-rsid="001f3383" fo:background-color="#ffffff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Droid Sans Mono" fo:font-size="9.75pt" fo:font-weight="normal" officeooo:paragraph-rsid="001f3383" fo:background-color="#ffffff"/>
    </style:style>
    <style:style style:name="P17" style:family="paragraph" style:parent-style-name="Standard">
      <style:text-properties officeooo:rsid="00190f75" officeooo:paragraph-rsid="00190f75"/>
    </style:style>
    <style:style style:name="P18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rsid="00190f75" officeooo:paragraph-rsid="00190f75"/>
    </style:style>
    <style:style style:name="P19" style:family="paragraph" style:parent-style-name="Standard">
      <style:text-properties officeooo:rsid="0023b0bf" officeooo:paragraph-rsid="0023b0bf"/>
    </style:style>
    <style:style style:name="T1" style:family="text">
      <style:text-properties fo:color="#000000" loext:opacity="100%" style:font-name="Monospace" fo:font-size="10pt" style:font-size-asian="10pt"/>
    </style:style>
    <style:style style:name="T2" style:family="text">
      <style:text-properties fo:color="#000000" loext:opacity="100%" style:font-name="Monospace" fo:font-size="10pt" fo:background-color="#d4d4d4" loext:char-shading-value="0" style:font-size-asian="10pt"/>
    </style:style>
    <style:style style:name="T3" style:family="text">
      <style:text-properties fo:color="#000000" loext:opacity="100%" style:font-name="Monospace" fo:font-size="10pt" fo:font-style="italic" style:font-size-asian="10pt" style:font-style-asian="italic"/>
    </style:style>
    <style:style style:name="T4" style:family="text">
      <style:text-properties fo:color="#6a3e3e" loext:opacity="100%" style:font-name="Monospace" fo:font-size="10pt" style:font-size-asian="10pt"/>
    </style:style>
    <style:style style:name="T5" style:family="text">
      <style:text-properties fo:color="#7f0055" loext:opacity="100%" style:font-name="Monospace" fo:font-size="10pt" fo:font-weight="bold" style:font-size-asian="10pt" style:font-weight-asian="bold"/>
    </style:style>
    <style:style style:name="T6" style:family="text">
      <style:text-properties fo:color="#2a00ff" loext:opacity="100%" style:font-name="Monospace" fo:font-size="10pt" style:font-size-asian="10pt"/>
    </style:style>
    <style:style style:name="T7" style:family="text">
      <style:text-properties fo:color="#3f7f5f" loext:opacity="100%" style:font-name="Monospace" fo:font-size="10pt" style:font-size-asian="10pt"/>
    </style:style>
    <style:style style:name="T8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646464" loext:opacity="100%" style:font-name="Monospace" fo:font-size="10pt" style:font-size-asian="10pt"/>
    </style:style>
    <style:style style:name="T10" style:family="text">
      <style:text-properties fo:color="#7f9fbf" loext:opacity="100%" style:font-name="Monospace" fo:font-size="10pt" fo:font-weight="bold" style:font-size-asian="10pt" style:font-weight-asian="bold"/>
    </style:style>
    <style:style style:name="T11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12" style:family="text">
      <style:text-properties fo:color="#0000c0" loext:opacity="100%" style:font-name="Monospace" fo:font-size="10pt" style:font-size-asian="10pt"/>
    </style:style>
    <style:style style:name="T13" style:family="text">
      <style:text-properties style:font-name="Monospace" fo:font-size="10pt" style:font-size-asian="10pt"/>
    </style:style>
    <style:style style:name="T14" style:family="text">
      <style:text-properties style:font-name="Monospace" fo:font-size="10pt" officeooo:rsid="001fb553" style:font-size-asian="10pt"/>
    </style:style>
    <style:style style:name="T15" style:family="text">
      <style:text-properties officeooo:rsid="001d7dcd"/>
    </style:style>
    <style:style style:name="T16" style:family="text">
      <style:text-properties officeooo:rsid="001dfaa3"/>
    </style:style>
    <style:style style:name="T1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19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23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s:</text:p>
      <text:p text:style-name="P1"/>
      <text:p text:style-name="P1">Sort hashmap according to values.</text:p>
      <text:p text:style-name="P2"><text:span text:style-name="T1">HashMap&lt;</text:span><text:span text:style-name="T2">String</text:span><text:span text:style-name="T1">, Integer&gt; </text:span><text:span text:style-name="T4">map</text:span><text:span text:style-name="T1"> = </text:span><text:span text:style-name="T5">new</text:span><text:span text:style-name="T1"> HashMap&lt;&gt;();</text:span></text:p>
      <text:p text:style-name="P4"><text:span text:style-name="T1"><text:tab/><text:tab/></text:span><text:span text:style-name="T4">map</text:span><text:span text:style-name="T1">.put(</text:span><text:span text:style-name="T6">"AAA"</text:span><text:span text:style-name="T1">, 67);</text:span></text:p>
      <text:p text:style-name="P4"><text:span text:style-name="T1"><text:tab/><text:tab/></text:span><text:span text:style-name="T4">map</text:span><text:span text:style-name="T1">.put(</text:span><text:span text:style-name="T6">"AAB"</text:span><text:span text:style-name="T1">, 69);</text:span></text:p>
      <text:p text:style-name="P4"><text:span text:style-name="T1"><text:tab/><text:tab/></text:span><text:span text:style-name="T4">map</text:span><text:span text:style-name="T1">.put(</text:span><text:span text:style-name="T6">"AAC"</text:span><text:span text:style-name="T1">, 68);</text:span></text:p>
      <text:p text:style-name="P4"><text:span text:style-name="T1"><text:tab/><text:tab/></text:span><text:span text:style-name="T4">map</text:span><text:span text:style-name="T1">.put(</text:span><text:span text:style-name="T6">"AAD"</text:span><text:span text:style-name="T1">, 66);</text:span></text:p>
      <text:p text:style-name="P8"><text:tab/><text:tab/></text:p>
      <text:p text:style-name="P4"><text:span text:style-name="T1"><text:tab/><text:tab/>List&lt;Map.Entry&lt;</text:span><text:span text:style-name="T2">String</text:span><text:span text:style-name="T1">, Integer&gt;&gt; </text:span><text:span text:style-name="T4">list</text:span><text:span text:style-name="T1"> = </text:span><text:span text:style-name="T5">new</text:span><text:span text:style-name="T1"> LinkedList&lt;Map.Entry&lt;</text:span><text:span text:style-name="T2">String</text:span><text:span text:style-name="T1">, Integer&gt;&gt;();</text:span></text:p>
      <text:p text:style-name="P4"><text:span text:style-name="T1"><text:tab/><text:tab/></text:span><text:span text:style-name="T5">for</text:span><text:span text:style-name="T1">(Map.Entry&lt;</text:span><text:span text:style-name="T2">String</text:span><text:span text:style-name="T1"> , Integer&gt; </text:span><text:span text:style-name="T4">e</text:span><text:span text:style-name="T1"> : </text:span><text:span text:style-name="T4">map</text:span><text:span text:style-name="T1">.entrySet()) {</text:span></text:p>
      <text:p text:style-name="P4"><text:span text:style-name="T1"><text:tab/><text:tab/><text:tab/></text:span><text:span text:style-name="T4">list</text:span><text:span text:style-name="T1">.add(</text:span><text:span text:style-name="T4">e</text:span><text:span text:style-name="T1">);</text:span></text:p>
      <text:p text:style-name="P8"><text:tab/><text:tab/>}</text:p>
      <text:p text:style-name="P4"><text:span text:style-name="T1"><text:tab/><text:tab/></text:span><text:span text:style-name="T7">//System.out.println(list.size());</text:span></text:p>
      <text:p text:style-name="P4"><text:span text:style-name="T1"><text:tab/><text:tab/>Collections.</text:span><text:span text:style-name="T3">sort</text:span><text:span text:style-name="T1">(</text:span><text:span text:style-name="T4">list</text:span><text:span text:style-name="T1">, </text:span><text:span text:style-name="T5">new</text:span><text:span text:style-name="T1"> Comparator&lt;Map.Entry&lt;</text:span><text:span text:style-name="T2">String</text:span><text:span text:style-name="T1">, Integer&gt;&gt;() {</text:span></text:p>
      <text:p text:style-name="P5"/>
      <text:p text:style-name="P4"><text:span text:style-name="T1"><text:tab/><text:tab/><text:tab/></text:span><text:span text:style-name="T9">@Override</text:span></text:p>
      <text:p text:style-name="P4"><text:span text:style-name="T1"><text:tab/><text:tab/><text:tab/></text:span><text:span text:style-name="T5">public</text:span><text:span text:style-name="T1"> </text:span><text:span text:style-name="T5">int</text:span><text:span text:style-name="T1"> compare(Map.Entry&lt;</text:span><text:span text:style-name="T2">String</text:span><text:span text:style-name="T1">, Integer&gt; </text:span><text:span text:style-name="T4">o1</text:span><text:span text:style-name="T1">, Map.Entry&lt;</text:span><text:span text:style-name="T2">String</text:span><text:span text:style-name="T1">, Integer&gt; </text:span><text:span text:style-name="T4">o2</text:span><text:span text:style-name="T1">) {</text:span></text:p>
      <text:p text:style-name="P4"><text:span text:style-name="T1"><text:tab/><text:tab/><text:tab/><text:tab/></text:span><text:span text:style-name="T7">// </text:span><text:span text:style-name="T10">TODO</text:span><text:span text:style-name="T7"> Auto-generated method stub</text:span></text:p>
      <text:p text:style-name="P4"><text:span text:style-name="T1"><text:tab/><text:tab/><text:tab/><text:tab/></text:span><text:span text:style-name="T5">if</text:span><text:span text:style-name="T1">(</text:span><text:span text:style-name="T4">o1</text:span><text:span text:style-name="T1">.getValue() &lt; </text:span><text:span text:style-name="T4">o2</text:span><text:span text:style-name="T1">.getValue()) {</text:span></text:p>
      <text:p text:style-name="P4"><text:span text:style-name="T1"><text:tab/><text:tab/><text:tab/><text:tab/><text:tab/></text:span><text:span text:style-name="T5">return</text:span><text:span text:style-name="T1"> -1;</text:span></text:p>
      <text:p text:style-name="P4"><text:span text:style-name="T1"><text:tab/><text:tab/><text:tab/><text:tab/>}</text:span><text:span text:style-name="T5">else</text:span><text:span text:style-name="T1"> </text:span><text:span text:style-name="T5">if</text:span><text:span text:style-name="T1">(</text:span><text:span text:style-name="T4">o1</text:span><text:span text:style-name="T1">.getValue() &gt; </text:span><text:span text:style-name="T4">o2</text:span><text:span text:style-name="T1">.getValue()) {</text:span></text:p>
      <text:p text:style-name="P4"><text:span text:style-name="T1"><text:tab/><text:tab/><text:tab/><text:tab/><text:tab/></text:span><text:span text:style-name="T5">return</text:span><text:span text:style-name="T1"> 1;</text:span></text:p>
      <text:p text:style-name="P8"><text:tab/><text:tab/><text:tab/><text:tab/>}</text:p>
      <text:p text:style-name="P4"><text:span text:style-name="T1"><text:tab/><text:tab/><text:tab/><text:tab/></text:span><text:span text:style-name="T5">return</text:span><text:span text:style-name="T1"> 0;</text:span></text:p>
      <text:p text:style-name="P8"><text:tab/><text:tab/><text:tab/>}</text:p>
      <text:p text:style-name="P8"><text:tab/><text:tab/><text:tab/></text:p>
      <text:p text:style-name="P8"><text:tab/><text:tab/>});</text:p>
      <text:p text:style-name="P8"><text:tab/><text:tab/></text:p>
      <text:p text:style-name="P4"><text:span text:style-name="T1"><text:tab/><text:tab/>LinkedHashMap&lt;</text:span><text:span text:style-name="T2">String</text:span><text:span text:style-name="T1"> , Integer&gt; </text:span><text:span text:style-name="T4">map2</text:span><text:span text:style-name="T1"> = </text:span><text:span text:style-name="T5">new</text:span><text:span text:style-name="T1"> LinkedHashMap&lt;</text:span><text:span text:style-name="T2">String</text:span><text:span text:style-name="T1">, Integer&gt;();</text:span></text:p>
      <text:p text:style-name="P8"><text:tab/><text:tab/></text:p>
      <text:p text:style-name="P4"><text:span text:style-name="T1"><text:tab/><text:tab/></text:span><text:span text:style-name="T5">for</text:span><text:span text:style-name="T1">(Map.Entry&lt;</text:span><text:span text:style-name="T2">String</text:span><text:span text:style-name="T1">, Integer&gt; </text:span><text:span text:style-name="T4">e</text:span><text:span text:style-name="T1"> : </text:span><text:span text:style-name="T4">list</text:span><text:span text:style-name="T1">) {</text:span></text:p>
      <text:p text:style-name="P4"><text:span text:style-name="T1"><text:tab/><text:tab/><text:tab/></text:span><text:span text:style-name="T4">map2</text:span><text:span text:style-name="T1">.put(</text:span><text:span text:style-name="T4">e</text:span><text:span text:style-name="T1">.getKey(), </text:span><text:span text:style-name="T4">e</text:span><text:span text:style-name="T1">.getValue());</text:span></text:p>
      <text:p text:style-name="P8"><text:tab/><text:tab/>}</text:p>
      <text:p text:style-name="P8"><text:tab/><text:tab/></text:p>
      <text:p text:style-name="P4"><text:span text:style-name="T1"><text:tab/><text:tab/>System.</text:span><text:span text:style-name="T11">out</text:span><text:span text:style-name="T1">.println(</text:span><text:span text:style-name="T4">map2</text:span><text:span text:style-name="T1">);</text:span></text:p>
      <text:p text:style-name="P1"/>
      <text:p text:style-name="P1"/>
      <text:p text:style-name="P1"><text:bookmark-start text:name="__DdeLink__1467_71769802"/>String str = “Hello mY NamE is MohiT”;<text:bookmark-end text:name="__DdeLink__1467_71769802"/></text:p>
      <text:p text:style-name="P6">Print how many capital letters are there and how many small letters are there.</text:p>
      <text:p text:style-name="P2"><text:span text:style-name="T1">String </text:span><text:span text:style-name="T4">str</text:span><text:span text:style-name="T1"> = </text:span><text:span text:style-name="T6">"HeLLo, My name is MOHit."</text:span><text:span text:style-name="T1">;<text:tab/><text:tab/></text:span></text:p>
      <text:p text:style-name="P4"><text:span text:style-name="T1"><text:tab/><text:tab/></text:span><text:span text:style-name="T5">int</text:span><text:span text:style-name="T1"> </text:span><text:span text:style-name="T4">cCount</text:span><text:span text:style-name="T1">=0;</text:span></text:p>
      <text:p text:style-name="P4"><text:span text:style-name="T1"><text:tab/><text:tab/></text:span><text:span text:style-name="T5">int</text:span><text:span text:style-name="T1"> </text:span><text:span text:style-name="T4">lCount</text:span><text:span text:style-name="T1">=0;</text:span></text:p>
      <text:p text:style-name="P4"><text:span text:style-name="T1"><text:tab/><text:tab/></text:span><text:span text:style-name="T5">for</text:span><text:span text:style-name="T1">(</text:span><text:span text:style-name="T5">int</text:span><text:span text:style-name="T1"> </text:span><text:span text:style-name="T4">i</text:span><text:span text:style-name="T1">=0;</text:span><text:span text:style-name="T4">i</text:span><text:span text:style-name="T1">&lt;</text:span><text:span text:style-name="T4">str</text:span><text:span text:style-name="T1">.length();</text:span><text:span text:style-name="T4">i</text:span><text:span text:style-name="T1">++) {</text:span></text:p>
      <text:p text:style-name="P4"><text:span text:style-name="T1"><text:tab/><text:tab/><text:tab/></text:span><text:span text:style-name="T5">if</text:span><text:span text:style-name="T1">(</text:span><text:span text:style-name="T4">str</text:span><text:span text:style-name="T1">.charAt(</text:span><text:span text:style-name="T4">i</text:span><text:span text:style-name="T1">)&gt;=</text:span><text:span text:style-name="T6">'A'</text:span><text:span text:style-name="T1"> &amp;&amp; </text:span><text:span text:style-name="T4">str</text:span><text:span text:style-name="T1">.charAt(</text:span><text:span text:style-name="T4">i</text:span><text:span text:style-name="T1">)&lt;=</text:span><text:span text:style-name="T6">'Z'</text:span><text:span text:style-name="T1"> ) {</text:span></text:p>
      <text:p text:style-name="P4"><text:span text:style-name="T1"><text:tab/><text:tab/><text:tab/><text:tab/></text:span><text:span text:style-name="T4">cCount</text:span><text:span text:style-name="T1">++;</text:span></text:p>
      <text:p text:style-name="P4"><text:span text:style-name="T1"><text:tab/><text:tab/><text:tab/>}</text:span><text:span text:style-name="T5">else</text:span><text:span text:style-name="T1"> </text:span><text:span text:style-name="T5">if</text:span><text:span text:style-name="T1">(</text:span><text:span text:style-name="T4">str</text:span><text:span text:style-name="T1">.charAt(</text:span><text:span text:style-name="T4">i</text:span><text:span text:style-name="T1">)&gt;=</text:span><text:span text:style-name="T6">'a'</text:span><text:span text:style-name="T1"> &amp;&amp; </text:span><text:span text:style-name="T4">str</text:span><text:span text:style-name="T1">.charAt(</text:span><text:span text:style-name="T4">i</text:span><text:span text:style-name="T1">)&lt;=</text:span><text:span text:style-name="T6">'z'</text:span><text:span text:style-name="T1"> ) {</text:span></text:p>
      <text:p text:style-name="P4"><text:span text:style-name="T1"><text:tab/><text:tab/><text:tab/><text:tab/></text:span><text:span text:style-name="T4">lCount</text:span><text:span text:style-name="T1">++;</text:span></text:p>
      <text:p text:style-name="P8"><text:tab/><text:tab/><text:tab/>}</text:p>
      <text:p text:style-name="P8"><text:tab/><text:tab/>}</text:p>
      <text:p text:style-name="P1"><text:span text:style-name="T1"><text:tab/><text:tab/>System.</text:span><text:span text:style-name="T11">out</text:span><text:span text:style-name="T1">.println(</text:span><text:span text:style-name="T4">cCount</text:span><text:span text:style-name="T1"> +</text:span><text:span text:style-name="T6">", "</text:span><text:span text:style-name="T1">+</text:span><text:span text:style-name="T4">lCount</text:span><text:span text:style-name="T1">);</text:span></text:p>
      <text:p text:style-name="P1">----------------------------------------------------------------------------------------------------------</text:p>
      <text:p text:style-name="P3"/>
      <text:p text:style-name="P3"/>
      <text:p text:style-name="P3"/>
      <text:p text:style-name="P3"/>
      <text:p text:style-name="P3"><text:bookmark-start text:name="__DdeLink__1412_4161440869"/><text:bookmark-start text:name="__DdeLink__1662_71769802"/><text:soft-page-break/>Int[] arr = {1,2,5,4,88,55,0,9,1,0,9};<text:bookmark-end text:name="__DdeLink__1412_4161440869"/><text:bookmark-end text:name="__DdeLink__1662_71769802"/></text:p>
      <text:p text:style-name="P3">sort the array in ascending order and keep all 0s at right hand side.</text:p>
      <text:p text:style-name="P3"/>
      <text:p text:style-name="P18"><text:span text:style-name="T17">Integer[] arr = {</text:span><text:span text:style-name="T19">1</text:span><text:span text:style-name="T17">,</text:span><text:span text:style-name="T19">2</text:span><text:span text:style-name="T17">,</text:span><text:span text:style-name="T19">5</text:span><text:span text:style-name="T17">,</text:span><text:span text:style-name="T19">4</text:span><text:span text:style-name="T17">,</text:span><text:span text:style-name="T19">88</text:span><text:span text:style-name="T17">,</text:span><text:span text:style-name="T19">55</text:span><text:span text:style-name="T17">,</text:span><text:span text:style-name="T19">0</text:span><text:span text:style-name="T17">,</text:span><text:span text:style-name="T19">9</text:span><text:span text:style-name="T17">,</text:span><text:span text:style-name="T19">1</text:span><text:span text:style-name="T17">,</text:span><text:span text:style-name="T19">0</text:span><text:span text:style-name="T17">,</text:span><text:span text:style-name="T19">9</text:span><text:span text:style-name="T17">,</text:span><text:span text:style-name="T19">0</text:span><text:span text:style-name="T17">,</text:span><text:span text:style-name="T19">0</text:span><text:span text:style-name="T17">};</text:span><text:line-break/><text:span text:style-name="T17">Arrays.</text:span><text:span text:style-name="T18">sort</text:span><text:span text:style-name="T17">(arr);</text:span><text:line-break/><text:line-break/><text:span text:style-name="T20">int </text:span><text:span text:style-name="T17">indexForNonZero;</text:span><text:line-break/><text:span text:style-name="T20">int </text:span><text:span text:style-name="T17">indexForZero=</text:span><text:span text:style-name="T19">0</text:span><text:span text:style-name="T17">;</text:span><text:line-break/><text:line-break/><text:span text:style-name="T20">for</text:span><text:span text:style-name="T17">(</text:span><text:span text:style-name="T20">int </text:span><text:span text:style-name="T17">i=</text:span><text:span text:style-name="T19">0</text:span><text:span text:style-name="T17">;i&lt;arr.</text:span><text:span text:style-name="T21">length</text:span><text:span text:style-name="T17">;i++){</text:span><text:line-break/><text:span text:style-name="T17"> <text:s text:c="3"/></text:span><text:span text:style-name="T20">if</text:span><text:span text:style-name="T17">(arr[i]!=</text:span><text:span text:style-name="T19">0</text:span><text:span text:style-name="T17">){</text:span><text:line-break/><text:span text:style-name="T17"> <text:s text:c="7"/>indexForNonZero=i;</text:span><text:line-break/><text:span text:style-name="T17"> <text:s text:c="7"/></text:span><text:span text:style-name="T20">while</text:span><text:span text:style-name="T17">(indexForNonZero &lt; arr.</text:span><text:span text:style-name="T21">length</text:span><text:span text:style-name="T17">){</text:span><text:line-break/><text:span text:style-name="T17"> <text:s text:c="11"/></text:span><text:span text:style-name="T18">swap</text:span><text:span text:style-name="T17">(arr,indexForNonZero,indexForZero);</text:span><text:line-break/><text:span text:style-name="T17"> <text:s text:c="11"/>indexForNonZero++;</text:span><text:line-break/><text:span text:style-name="T17"> <text:s text:c="11"/>indexForZero++;</text:span><text:line-break/><text:span text:style-name="T17"> <text:s text:c="7"/>}</text:span><text:line-break/><text:span text:style-name="T17"> <text:s text:c="7"/></text:span><text:span text:style-name="T20">break</text:span><text:span text:style-name="T17">;</text:span><text:line-break/><text:span text:style-name="T17"> <text:s text:c="3"/>}</text:span><text:line-break/><text:span text:style-name="T17">}</text:span><text:line-break/><text:line-break/><text:span text:style-name="T20">for</text:span><text:span text:style-name="T17">(</text:span><text:span text:style-name="T20">int </text:span><text:span text:style-name="T17">i=</text:span><text:span text:style-name="T19">0</text:span><text:span text:style-name="T17">;i&lt;arr.</text:span><text:span text:style-name="T21">length</text:span><text:span text:style-name="T17">;i++){</text:span><text:line-break/><text:span text:style-name="T17"> <text:s text:c="3"/>System.</text:span><text:span text:style-name="T22">out</text:span><text:span text:style-name="T17">.print(arr[i]+</text:span><text:span text:style-name="T23">","</text:span><text:span text:style-name="T17">);</text:span><text:line-break/><text:span text:style-name="T17">}</text:span></text:p>
      <text:p text:style-name="P3"/>
      <text:p text:style-name="P18"><text:span text:style-name="T20">static void </text:span><text:span text:style-name="T24">swap</text:span><text:span text:style-name="T17">(Integer[] arr, </text:span><text:span text:style-name="T20">int </text:span><text:span text:style-name="T17">i, </text:span><text:span text:style-name="T20">int </text:span><text:span text:style-name="T17">j){</text:span><text:line-break/><text:span text:style-name="T17"> <text:s text:c="3"/>Integer t = arr[i];</text:span><text:line-break/><text:span text:style-name="T17"> <text:s text:c="3"/>arr[i]=arr[j];</text:span><text:line-break/><text:span text:style-name="T17"> <text:s text:c="3"/>arr[j]=t;</text:span><text:line-break/><text:span text:style-name="T17">}</text:span></text:p>
      <text:p text:style-name="P3"/>
      <text:p text:style-name="P3"/>
      <text:p text:style-name="P19">OR</text:p>
      <text:p text:style-name="P2"><text:span text:style-name="T1"><text:tab/><text:tab/></text:span><text:span text:style-name="T5">int</text:span><text:span text:style-name="T1"> [] </text:span><text:span text:style-name="T4">arr</text:span><text:span text:style-name="T1"> = {22,48,1,11,4,4,22,0,0,0,33,68,0};</text:span></text:p>
      <text:p text:style-name="P8"><text:tab/></text:p>
      <text:p text:style-name="P4"><text:span text:style-name="T1"><text:tab/><text:tab/></text:span><text:span text:style-name="T7">// sort all the elements including 0s</text:span></text:p>
      <text:p text:style-name="P4"><text:span text:style-name="T1"><text:tab/><text:tab/></text:span><text:span text:style-name="T5">for</text:span><text:span text:style-name="T1">(</text:span><text:span text:style-name="T5">int</text:span><text:span text:style-name="T1"> </text:span><text:span text:style-name="T4">i</text:span><text:span text:style-name="T1">=0;</text:span><text:span text:style-name="T4">i</text:span><text:span text:style-name="T1">&lt;</text:span><text:span text:style-name="T4">arr</text:span><text:span text:style-name="T1">.</text:span><text:span text:style-name="T12">length</text:span><text:span text:style-name="T1">-1;</text:span><text:span text:style-name="T4">i</text:span><text:span text:style-name="T1">++) {</text:span></text:p>
      <text:p text:style-name="P4"><text:span text:style-name="T1"><text:tab/><text:tab/><text:tab/></text:span><text:span text:style-name="T5">for</text:span><text:span text:style-name="T1">(</text:span><text:span text:style-name="T5">int</text:span><text:span text:style-name="T1"> </text:span><text:span text:style-name="T4">j</text:span><text:span text:style-name="T1">=</text:span><text:span text:style-name="T4">i</text:span><text:span text:style-name="T1">+1;</text:span><text:span text:style-name="T4">j</text:span><text:span text:style-name="T1">&lt;</text:span><text:span text:style-name="T4">arr</text:span><text:span text:style-name="T1">.</text:span><text:span text:style-name="T12">length</text:span><text:span text:style-name="T1">;</text:span><text:span text:style-name="T4">j</text:span><text:span text:style-name="T1">++) {</text:span></text:p>
      <text:p text:style-name="P8"><text:tab/><text:tab/><text:tab/><text:tab/></text:p>
      <text:p text:style-name="P4"><text:span text:style-name="T1"><text:tab/><text:tab/><text:tab/><text:tab/></text:span><text:span text:style-name="T5">if</text:span><text:span text:style-name="T1">(</text:span><text:span text:style-name="T4">arr</text:span><text:span text:style-name="T1">[</text:span><text:span text:style-name="T4">i</text:span><text:span text:style-name="T1">] &gt; </text:span><text:span text:style-name="T4">arr</text:span><text:span text:style-name="T1">[</text:span><text:span text:style-name="T4">j</text:span><text:span text:style-name="T1">] ) {</text:span></text:p>
      <text:p text:style-name="P4"><text:span text:style-name="T1"><text:tab/><text:tab/><text:tab/><text:tab/><text:tab/></text:span><text:span text:style-name="T5">int</text:span><text:span text:style-name="T1"> </text:span><text:span text:style-name="T4">t</text:span><text:span text:style-name="T1"> = </text:span><text:span text:style-name="T4">arr</text:span><text:span text:style-name="T1">[</text:span><text:span text:style-name="T4">i</text:span><text:span text:style-name="T1">];</text:span></text:p>
      <text:p text:style-name="P4"><text:span text:style-name="T1"><text:tab/><text:tab/><text:tab/><text:tab/><text:tab/></text:span><text:span text:style-name="T4">arr</text:span><text:span text:style-name="T1">[</text:span><text:span text:style-name="T4">i</text:span><text:span text:style-name="T1">] = </text:span><text:span text:style-name="T4">arr</text:span><text:span text:style-name="T1">[</text:span><text:span text:style-name="T4">j</text:span><text:span text:style-name="T1">];</text:span></text:p>
      <text:p text:style-name="P4"><text:span text:style-name="T1"><text:tab/><text:tab/><text:tab/><text:tab/><text:tab/></text:span><text:span text:style-name="T4">arr</text:span><text:span text:style-name="T1">[</text:span><text:span text:style-name="T4">j</text:span><text:span text:style-name="T1">] = </text:span><text:span text:style-name="T4">t</text:span><text:span text:style-name="T1">;</text:span></text:p>
      <text:p text:style-name="P8"><text:tab/><text:tab/><text:tab/><text:tab/>}</text:p>
      <text:p text:style-name="P8"><text:tab/><text:tab/><text:tab/>}</text:p>
      <text:p text:style-name="P8"><text:tab/><text:tab/>}</text:p>
      <text:p text:style-name="P4"><text:span text:style-name="T1"><text:tab/><text:tab/></text:span><text:span text:style-name="T7">//find index of first non-zero element</text:span></text:p>
      <text:p text:style-name="P4"><text:span text:style-name="T1"><text:tab/><text:tab/></text:span><text:span text:style-name="T5">int</text:span><text:span text:style-name="T1"> </text:span><text:span text:style-name="T4">idx</text:span><text:span text:style-name="T1"> = -1;</text:span></text:p>
      <text:p text:style-name="P4"><text:span text:style-name="T1"><text:tab/><text:tab/></text:span><text:span text:style-name="T5">for</text:span><text:span text:style-name="T1">(</text:span><text:span text:style-name="T5">int</text:span><text:span text:style-name="T1"> </text:span><text:span text:style-name="T4">i</text:span><text:span text:style-name="T1">=0;</text:span><text:span text:style-name="T4">i</text:span><text:span text:style-name="T1">&lt;</text:span><text:span text:style-name="T4">arr</text:span><text:span text:style-name="T1">.</text:span><text:span text:style-name="T12">length</text:span><text:span text:style-name="T1">;</text:span><text:span text:style-name="T4">i</text:span><text:span text:style-name="T1">++) {</text:span></text:p>
      <text:p text:style-name="P4"><text:span text:style-name="T1"><text:tab/><text:tab/><text:tab/></text:span><text:span text:style-name="T5">if</text:span><text:span text:style-name="T1">(</text:span><text:span text:style-name="T4">arr</text:span><text:span text:style-name="T1">[</text:span><text:span text:style-name="T4">i</text:span><text:span text:style-name="T1">]!=0)</text:span></text:p>
      <text:p text:style-name="P8"><text:tab/><text:tab/><text:tab/>{<text:tab/></text:p>
      <text:p text:style-name="P4"><text:span text:style-name="T1"><text:tab/><text:tab/><text:tab/><text:tab/></text:span><text:span text:style-name="T4">idx</text:span><text:span text:style-name="T1"> = </text:span><text:span text:style-name="T4">i</text:span><text:span text:style-name="T1">;</text:span></text:p>
      <text:p text:style-name="P4"><text:span text:style-name="T1"><text:tab/><text:tab/><text:tab/><text:tab/></text:span><text:span text:style-name="T5">break</text:span><text:span text:style-name="T1">;</text:span></text:p>
      <text:p text:style-name="P8"><text:tab/><text:tab/><text:tab/>}</text:p>
      <text:p text:style-name="P8"><text:tab/><text:tab/>}</text:p>
      <text:p text:style-name="P4"><text:span text:style-name="T1"><text:tab/><text:tab/></text:span><text:span text:style-name="T7">//move elements from </text:span><text:span text:style-name="T8">idx</text:span><text:span text:style-name="T7"> to 0, </text:span><text:span text:style-name="T8">idx</text:span><text:span text:style-name="T7">+1 to 1....</text:span></text:p>
      <text:p text:style-name="P4"><text:span text:style-name="T1"><text:tab/><text:tab/></text:span><text:span text:style-name="T5">for</text:span><text:span text:style-name="T1">(</text:span><text:span text:style-name="T5">int</text:span><text:span text:style-name="T1"> </text:span><text:span text:style-name="T4">i</text:span><text:span text:style-name="T1">=</text:span><text:span text:style-name="T4">idx</text:span><text:span text:style-name="T1">;</text:span><text:span text:style-name="T4">i</text:span><text:span text:style-name="T1">&lt;</text:span><text:span text:style-name="T4">arr</text:span><text:span text:style-name="T1">.</text:span><text:span text:style-name="T12">length</text:span><text:span text:style-name="T1">;</text:span><text:span text:style-name="T4">i</text:span><text:span text:style-name="T1">++) {</text:span></text:p>
      <text:p text:style-name="P4"><text:span text:style-name="T1"><text:tab/><text:tab/><text:tab/></text:span><text:span text:style-name="T4">arr</text:span><text:span text:style-name="T1">[</text:span><text:span text:style-name="T4">i</text:span><text:span text:style-name="T1">-</text:span><text:span text:style-name="T4">idx</text:span><text:span text:style-name="T1">]=</text:span><text:span text:style-name="T4">arr</text:span><text:span text:style-name="T1">[</text:span><text:span text:style-name="T4">i</text:span><text:span text:style-name="T1">];</text:span></text:p>
      <text:p text:style-name="P8"><text:tab/><text:tab/>}</text:p>
      <text:p text:style-name="P4"><text:span text:style-name="T1"><text:tab/><text:tab/></text:span><text:span text:style-name="T7">//mark last elements as 0 </text:span></text:p>
      <text:p text:style-name="P4"><text:soft-page-break/><text:span text:style-name="T1"><text:tab/><text:tab/></text:span><text:span text:style-name="T5">for</text:span><text:span text:style-name="T1">(</text:span><text:span text:style-name="T5">int</text:span><text:span text:style-name="T1"> </text:span><text:span text:style-name="T4">i</text:span><text:span text:style-name="T1">=</text:span><text:span text:style-name="T4">arr</text:span><text:span text:style-name="T1">.</text:span><text:span text:style-name="T12">length</text:span><text:span text:style-name="T1">-</text:span><text:span text:style-name="T4">idx</text:span><text:span text:style-name="T1">;</text:span><text:span text:style-name="T4">i</text:span><text:span text:style-name="T1">&lt;</text:span><text:span text:style-name="T4">arr</text:span><text:span text:style-name="T1">.</text:span><text:span text:style-name="T12">length</text:span><text:span text:style-name="T1">;</text:span><text:span text:style-name="T4">i</text:span><text:span text:style-name="T1">++) {</text:span></text:p>
      <text:p text:style-name="P4"><text:span text:style-name="T1"><text:tab/><text:tab/><text:tab/></text:span><text:span text:style-name="T4">arr</text:span><text:span text:style-name="T1">[</text:span><text:span text:style-name="T4">i</text:span><text:span text:style-name="T1">]=0;</text:span></text:p>
      <text:p text:style-name="P8"><text:tab/><text:tab/>}</text:p>
      <text:p text:style-name="P4"><text:span text:style-name="T1"><text:tab/><text:tab/></text:span><text:span text:style-name="T7">//print the output</text:span></text:p>
      <text:p text:style-name="P4"><text:span text:style-name="T1"><text:tab/><text:tab/></text:span><text:span text:style-name="T5">for</text:span><text:span text:style-name="T1">(</text:span><text:span text:style-name="T5">int</text:span><text:span text:style-name="T1"> </text:span><text:span text:style-name="T4">i</text:span><text:span text:style-name="T1">: </text:span><text:span text:style-name="T4">arr</text:span><text:span text:style-name="T1">) {</text:span></text:p>
      <text:p text:style-name="P4"><text:span text:style-name="T1"><text:tab/><text:tab/><text:tab/>System.</text:span><text:span text:style-name="T11">out</text:span><text:span text:style-name="T1">.print(</text:span><text:span text:style-name="T4">i</text:span><text:span text:style-name="T1">+</text:span><text:span text:style-name="T6">","</text:span><text:span text:style-name="T1">);</text:span></text:p>
      <text:p text:style-name="P9"><text:tab/><text:tab/>}</text:p>
      <text:p text:style-name="P1"/>
      <text:p text:style-name="P1"/>
      <text:p text:style-name="P7">Sort Numbers in array using lambda:</text:p>
      <text:p text:style-name="P16"><text:bookmark-start text:name="__DdeLink__2832_71769802"/><text:span text:style-name="T5">int</text:span><text:span text:style-name="T13">[][] </text:span><text:span text:style-name="T4">points</text:span><text:span text:style-name="T13"> = </text:span><text:span text:style-name="T5">new</text:span><text:span text:style-name="T13"> </text:span><text:span text:style-name="T5">int</text:span><text:span text:style-name="T13">[3][2];</text:span></text:p>
      <text:p text:style-name="P4"><text:span text:style-name="T1"><text:tab/><text:tab/></text:span><text:span text:style-name="T4">points</text:span><text:span text:style-name="T1">[0][0] = 7;</text:span></text:p>
      <text:p text:style-name="P4"><text:span text:style-name="T1"><text:tab/><text:tab/></text:span><text:span text:style-name="T4">points</text:span><text:span text:style-name="T1">[0][1] = 8;</text:span></text:p>
      <text:p text:style-name="P4"><text:span text:style-name="T1"><text:tab/><text:tab/></text:span><text:span text:style-name="T4">points</text:span><text:span text:style-name="T1">[1][0] = 3;</text:span></text:p>
      <text:p text:style-name="P4"><text:span text:style-name="T1"><text:tab/><text:tab/></text:span><text:span text:style-name="T4">points</text:span><text:span text:style-name="T1">[1][1] = 15;</text:span></text:p>
      <text:p text:style-name="P4"><text:span text:style-name="T1"><text:tab/><text:tab/></text:span><text:span text:style-name="T4">points</text:span><text:span text:style-name="T1">[2][0] = 3;</text:span></text:p>
      <text:p text:style-name="P4"><text:span text:style-name="T1"><text:tab/><text:tab/></text:span><text:span text:style-name="T4">points</text:span><text:span text:style-name="T1">[2][1] = 10;</text:span><text:bookmark-end text:name="__DdeLink__2832_71769802"/></text:p>
      <text:p text:style-name="P5"/>
      <text:p text:style-name="P4"><text:span text:style-name="T1"><text:tab/><text:tab/>Arrays.</text:span><text:span text:style-name="T3">sort</text:span><text:span text:style-name="T1">(</text:span><text:span text:style-name="T4">points</text:span><text:span text:style-name="T1">, (</text:span><text:span text:style-name="T4">a</text:span><text:span text:style-name="T1">, </text:span><text:span text:style-name="T4">b</text:span><text:span text:style-name="T1">) -&gt; {</text:span></text:p>
      <text:p text:style-name="P4"><text:span text:style-name="T1"><text:tab/><text:tab/><text:tab/></text:span><text:span text:style-name="T5">if</text:span><text:span text:style-name="T1"> (</text:span><text:span text:style-name="T4">a</text:span><text:span text:style-name="T1">[0] &gt; </text:span><text:span text:style-name="T4">b</text:span><text:span text:style-name="T1">[0])</text:span></text:p>
      <text:p text:style-name="P4"><text:span text:style-name="T1"><text:tab/><text:tab/><text:tab/><text:tab/></text:span><text:span text:style-name="T5">return</text:span><text:span text:style-name="T1"> 1;</text:span></text:p>
      <text:p text:style-name="P4"><text:span text:style-name="T1"><text:tab/><text:tab/><text:tab/></text:span><text:span text:style-name="T5">else</text:span><text:span text:style-name="T1"> </text:span><text:span text:style-name="T5">if</text:span><text:span text:style-name="T1"> (</text:span><text:span text:style-name="T4">a</text:span><text:span text:style-name="T1">[0] &lt; </text:span><text:span text:style-name="T4">b</text:span><text:span text:style-name="T1">[0])</text:span></text:p>
      <text:p text:style-name="P4"><text:span text:style-name="T1"><text:tab/><text:tab/><text:tab/><text:tab/></text:span><text:span text:style-name="T5">return</text:span><text:span text:style-name="T1"> -1;</text:span></text:p>
      <text:p text:style-name="P4"><text:span text:style-name="T1"><text:tab/><text:tab/><text:tab/></text:span><text:span text:style-name="T5">else</text:span><text:span text:style-name="T1"> {</text:span></text:p>
      <text:p text:style-name="P4"><text:span text:style-name="T1"><text:tab/><text:tab/><text:tab/><text:tab/></text:span><text:span text:style-name="T5">if</text:span><text:span text:style-name="T1">(</text:span><text:span text:style-name="T4">a</text:span><text:span text:style-name="T1">[1] &lt; </text:span><text:span text:style-name="T4">b</text:span><text:span text:style-name="T1">[1])</text:span></text:p>
      <text:p text:style-name="P4"><text:span text:style-name="T1"><text:tab/><text:tab/><text:tab/><text:tab/><text:tab/></text:span><text:span text:style-name="T5">return</text:span><text:span text:style-name="T1"> -1;</text:span></text:p>
      <text:p text:style-name="P4"><text:span text:style-name="T1"><text:tab/><text:tab/><text:tab/><text:tab/></text:span><text:span text:style-name="T5">else</text:span><text:span text:style-name="T1"> </text:span><text:span text:style-name="T5">if</text:span><text:span text:style-name="T1">(</text:span><text:span text:style-name="T4">a</text:span><text:span text:style-name="T1">[1] &gt; </text:span><text:span text:style-name="T4">b</text:span><text:span text:style-name="T1">[1])</text:span></text:p>
      <text:p text:style-name="P4"><text:span text:style-name="T1"><text:tab/><text:tab/><text:tab/><text:tab/><text:tab/></text:span><text:span text:style-name="T5">return</text:span><text:span text:style-name="T1"> 1;</text:span></text:p>
      <text:p text:style-name="P8"><text:tab/><text:tab/><text:tab/>}</text:p>
      <text:p text:style-name="P4"><text:span text:style-name="T1"><text:tab/><text:tab/><text:tab/></text:span><text:span text:style-name="T5">return</text:span><text:span text:style-name="T1"> 0;</text:span></text:p>
      <text:p text:style-name="P8"><text:tab/><text:tab/>});</text:p>
      <text:p text:style-name="P5"/>
      <text:p text:style-name="P4"><text:span text:style-name="T1"><text:tab/><text:tab/></text:span><text:span text:style-name="T5">for</text:span><text:span text:style-name="T1"> (</text:span><text:span text:style-name="T5">int</text:span><text:span text:style-name="T1">[] </text:span><text:span text:style-name="T4">i</text:span><text:span text:style-name="T1"> : </text:span><text:span text:style-name="T4">points</text:span><text:span text:style-name="T1">) {</text:span></text:p>
      <text:p text:style-name="P4"><text:span text:style-name="T1"><text:tab/><text:tab/><text:tab/>System.</text:span><text:span text:style-name="T11">out</text:span><text:span text:style-name="T1">.println(</text:span><text:span text:style-name="T4">i</text:span><text:span text:style-name="T1">[0] + </text:span><text:span text:style-name="T6">","</text:span><text:span text:style-name="T1"> + </text:span><text:span text:style-name="T4">i</text:span><text:span text:style-name="T1">[1]);</text:span></text:p>
      <text:p text:style-name="P10"><text:tab/><text:tab/>}</text:p>
      <text:p text:style-name="P15"><text:span text:style-name="T13">//</text:span><text:span text:style-name="T14">output:</text:span></text:p>
      <text:p text:style-name="P11">3,10</text:p>
      <text:p text:style-name="P8">3,15</text:p>
      <text:p text:style-name="P10">7,8</text:p>
      <text:p text:style-name="P7"/>
      <text:p text:style-name="P7">considering points is a 2D array.</text:p>
      <text:p text:style-name="P7"/>
      <text:p text:style-name="P14"><text:span text:style-name="T13">Integer [] </text:span><text:span text:style-name="T4">arr</text:span><text:span text:style-name="T13"> = {1,4,3,2,5};</text:span></text:p>
      <text:p text:style-name="P4"><text:span text:style-name="T1"><text:tab/><text:tab/>Arrays.</text:span><text:span text:style-name="T3">sort</text:span><text:span text:style-name="T1">(</text:span><text:span text:style-name="T4">arr</text:span><text:span text:style-name="T1">, </text:span></text:p>
      <text:p text:style-name="P4"><text:span text:style-name="T1"><text:tab/><text:tab/><text:tab/><text:tab/>(</text:span><text:span text:style-name="T4">a</text:span><text:span text:style-name="T1">,</text:span><text:span text:style-name="T4">b</text:span><text:span text:style-name="T1">)-&gt; {</text:span></text:p>
      <text:p text:style-name="P4"><text:span text:style-name="T1"><text:tab/><text:tab/><text:tab/><text:tab/><text:tab/></text:span><text:span text:style-name="T5">if</text:span><text:span text:style-name="T1">(</text:span><text:span text:style-name="T4">a</text:span><text:span text:style-name="T1">&gt;</text:span><text:span text:style-name="T4">b</text:span><text:span text:style-name="T1">) </text:span><text:span text:style-name="T5">return</text:span><text:span text:style-name="T1"> 1; </text:span></text:p>
      <text:p text:style-name="P4"><text:span text:style-name="T1"><text:tab/><text:tab/><text:tab/><text:tab/><text:tab/></text:span><text:span text:style-name="T5">else</text:span><text:span text:style-name="T1"> </text:span><text:span text:style-name="T5">if</text:span><text:span text:style-name="T1">( </text:span><text:span text:style-name="T4">a</text:span><text:span text:style-name="T1"> &lt; </text:span><text:span text:style-name="T4">b</text:span><text:span text:style-name="T1">) </text:span><text:span text:style-name="T5">return</text:span><text:span text:style-name="T1"> -1; </text:span></text:p>
      <text:p text:style-name="P4"><text:span text:style-name="T1"><text:tab/><text:tab/><text:tab/><text:tab/><text:tab/></text:span><text:span text:style-name="T5">return</text:span><text:span text:style-name="T1"> 0;</text:span></text:p>
      <text:p text:style-name="P8"><text:tab/><text:tab/><text:tab/><text:tab/><text:tab/>} ) ;</text:p>
      <text:p text:style-name="P4"><text:span text:style-name="T1"><text:tab/><text:tab/></text:span><text:span text:style-name="T5">for</text:span><text:span text:style-name="T1">(</text:span><text:span text:style-name="T5">int</text:span><text:span text:style-name="T1"> </text:span><text:span text:style-name="T4">i</text:span><text:span text:style-name="T1"> : </text:span><text:span text:style-name="T4">arr</text:span><text:span text:style-name="T1">) {</text:span></text:p>
      <text:p text:style-name="P4"><text:span text:style-name="T1"><text:tab/><text:tab/><text:tab/>System.</text:span><text:span text:style-name="T11">out</text:span><text:span text:style-name="T1">.println(</text:span><text:span text:style-name="T4">i</text:span><text:span text:style-name="T1">);</text:span></text:p>
      <text:p text:style-name="P12"><text:tab/><text:tab/>}</text:p>
      <text:p text:style-name="P13">//<text:span text:style-name="T16">output=</text:span><text:span text:style-name="T15">1,2,3,4,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20:27.488969236</meta:creation-date>
    <dc:date>2024-11-10T14:10:43.124121842</dc:date>
    <meta:editing-duration>PT2H20M33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3" meta:paragraph-count="127" meta:word-count="417" meta:character-count="3458" meta:non-whitespace-character-count="2757"/>
  </office:meta>
</office:document-meta>
</file>